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FA0000007D06627594CC19AAC07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PT Mono" svg:font-family="'PT Mono'" style:font-adornments="標準" style:font-pitch="fixed"/>
    <style:font-face style:name="华文宋体" svg:font-family="华文宋体" style:font-family-generic="system" style:font-pitch="variable"/>
    <style:font-face style:name="宋體-繁" svg:font-family="宋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魏碑-繁1" svg:font-family="魏碑-繁" style:font-adornments="粗體" style:font-pitch="variable"/>
  </office:font-face-decls>
  <office:automatic-styles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bottom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《 <text:ruby text:style-name="Ru1"><text:ruby-base>春</text:ruby-base><text:ruby-text>chhun</text:ruby-text></text:ruby> <text:ruby text:style-name="Ru1"><text:ruby-base>夜</text:ruby-base><text:ruby-text>iā</text:ruby-text></text:ruby> <text:ruby text:style-name="Ru1"><text:ruby-base>宴</text:ruby-base><text:ruby-text>iàn</text:ruby-text></text:ruby> <text:ruby text:style-name="Ru1"><text:ruby-base>桃</text:ruby-base><text:ruby-text>thô</text:ruby-text></text:ruby> <text:ruby text:style-name="Ru1"><text:ruby-base>李</text:ruby-base><text:ruby-text>lí</text:ruby-text></text:ruby> <text:ruby text:style-name="Ru1"><text:ruby-base>園</text:ruby-base><text:ruby-text>oân</text:ruby-text></text:ruby> <text:ruby text:style-name="Ru1"><text:ruby-base>序</text:ruby-base><text:ruby-text>sū</text:ruby-text></text:ruby> 》</text:p>
      <text:p text:style-name="Text_20_body"><text:ruby text:style-name="Ru1"><text:ruby-base>夫</text:ruby-base><text:ruby-text>hu</text:ruby-text></text:ruby> <text:ruby text:style-name="Ru1"><text:ruby-base>天</text:ruby-base><text:ruby-text>thian</text:ruby-text></text:ruby> <text:ruby text:style-name="Ru1"><text:ruby-base>地</text:ruby-base><text:ruby-text>tē</text:ruby-text></text:ruby> <text:ruby text:style-name="Ru1"><text:ruby-base>者</text:ruby-base><text:ruby-text>chiá</text:ruby-text></text:ruby> , <text:ruby text:style-name="Ru1"><text:ruby-base>萬</text:ruby-base><text:ruby-text>bān</text:ruby-text></text:ruby> <text:ruby text:style-name="Ru1"><text:ruby-base>物</text:ruby-base><text:ruby-text>bu̍t</text:ruby-text></text:ruby> <text:ruby text:style-name="Ru1"><text:ruby-base>之</text:ruby-base><text:ruby-text>chi</text:ruby-text></text:ruby> <text:ruby text:style-name="Ru1"><text:ruby-base>逆</text:ruby-base><text:ruby-text>ge̍k</text:ruby-text></text:ruby> <text:ruby text:style-name="Ru1"><text:ruby-base>旅</text:ruby-base><text:ruby-text>lú</text:ruby-text></text:ruby> <text:ruby text:style-name="Ru1"><text:ruby-base>也</text:ruby-base><text:ruby-text>iā</text:ruby-text></text:ruby> ； <text:ruby text:style-name="Ru1"><text:ruby-base>光</text:ruby-base><text:ruby-text>kong</text:ruby-text></text:ruby> <text:ruby text:style-name="Ru1"><text:ruby-base>陰</text:ruby-base><text:ruby-text>im</text:ruby-text></text:ruby> <text:ruby text:style-name="Ru1"><text:ruby-base>者</text:ruby-base><text:ruby-text>chiá</text:ruby-text></text:ruby> , <text:ruby text:style-name="Ru1"><text:ruby-base>百</text:ruby-base><text:ruby-text>pek</text:ruby-text></text:ruby> <text:ruby text:style-name="Ru1"><text:ruby-base>代</text:ruby-base><text:ruby-text>tài</text:ruby-text></text:ruby> <text:ruby text:style-name="Ru1"><text:ruby-base>之</text:ruby-base><text:ruby-text>chi</text:ruby-text></text:ruby> <text:ruby text:style-name="Ru1"><text:ruby-base>過</text:ruby-base><text:ruby-text>kò͘</text:ruby-text></text:ruby> <text:ruby text:style-name="Ru1"><text:ruby-base>客</text:ruby-base><text:ruby-text>khek</text:ruby-text></text:ruby> <text:ruby text:style-name="Ru1"><text:ruby-base>也</text:ruby-base><text:ruby-text>iā</text:ruby-text></text:ruby> 。 <text:ruby text:style-name="Ru1"><text:ruby-base>而</text:ruby-base><text:ruby-text>jî</text:ruby-text></text:ruby> <text:ruby text:style-name="Ru1"><text:ruby-base>浮</text:ruby-base><text:ruby-text>hû</text:ruby-text></text:ruby> <text:ruby text:style-name="Ru1"><text:ruby-base>生</text:ruby-base><text:ruby-text>seng</text:ruby-text></text:ruby> <text:ruby text:style-name="Ru1"><text:ruby-base>若</text:ruby-base><text:ruby-text>jio̍k</text:ruby-text></text:ruby> <text:ruby text:style-name="Ru1"><text:ruby-base>夢</text:ruby-base><text:ruby-text>bōng</text:ruby-text></text:ruby> ， <text:ruby text:style-name="Ru1"><text:ruby-base>爲</text:ruby-base><text:ruby-text>ūi</text:ruby-text></text:ruby> <text:ruby text:style-name="Ru1"><text:ruby-base>歡</text:ruby-base><text:ruby-text>hoan</text:ruby-text></text:ruby> <text:ruby text:style-name="Ru1"><text:ruby-base>幾</text:ruby-base><text:ruby-text>kí</text:ruby-text></text:ruby> <text:ruby text:style-name="Ru1"><text:ruby-base>何</text:ruby-base><text:ruby-text>hô</text:ruby-text></text:ruby> ？ <text:ruby text:style-name="Ru1"><text:ruby-base>古</text:ruby-base><text:ruby-text>kó͘</text:ruby-text></text:ruby> <text:ruby text:style-name="Ru1"><text:ruby-base>人</text:ruby-base><text:ruby-text>jîn</text:ruby-text></text:ruby> <text:ruby text:style-name="Ru1"><text:ruby-base>秉</text:ruby-base><text:ruby-text>péng</text:ruby-text></text:ruby> <text:ruby text:style-name="Ru1"><text:ruby-base>燭</text:ruby-base><text:ruby-text>chiok</text:ruby-text></text:ruby> <text:ruby text:style-name="Ru1"><text:ruby-base>夜</text:ruby-base><text:ruby-text>iā</text:ruby-text></text:ruby> <text:ruby text:style-name="Ru1"><text:ruby-base>遊</text:ruby-base><text:ruby-text>iû</text:ruby-text></text:ruby> ， <text:ruby text:style-name="Ru1"><text:ruby-base>良</text:ruby-base><text:ruby-text>liông</text:ruby-text></text:ruby> <text:soft-page-break/><text:ruby text:style-name="Ru1"><text:ruby-base>有</text:ruby-base><text:ruby-text>iú</text:ruby-text></text:ruby> <text:ruby text:style-name="Ru1"><text:ruby-base>以</text:ruby-base><text:ruby-text>í</text:ruby-text></text:ruby> <text:ruby text:style-name="Ru1"><text:ruby-base>也</text:ruby-base><text:ruby-text>iā</text:ruby-text></text:ruby> 。 <text:ruby text:style-name="Ru1"><text:ruby-base>況</text:ruby-base><text:ruby-text>hóng</text:ruby-text></text:ruby> <text:ruby text:style-name="Ru1"><text:ruby-base>陽</text:ruby-base><text:ruby-text>iông</text:ruby-text></text:ruby> <text:ruby text:style-name="Ru1"><text:ruby-base>春</text:ruby-base><text:ruby-text>chhun</text:ruby-text></text:ruby> <text:ruby text:style-name="Ru1"><text:ruby-base>召</text:ruby-base><text:ruby-text>tiàu</text:ruby-text></text:ruby> <text:ruby text:style-name="Ru1"><text:ruby-base>我</text:ruby-base><text:ruby-text>ngó͘</text:ruby-text></text:ruby> <text:ruby text:style-name="Ru1"><text:ruby-base>以</text:ruby-base><text:ruby-text>í</text:ruby-text></text:ruby> <text:ruby text:style-name="Ru1"><text:ruby-base>煙</text:ruby-base><text:ruby-text>ian</text:ruby-text></text:ruby> <text:ruby text:style-name="Ru1"><text:ruby-base>景</text:ruby-base><text:ruby-text>kéng</text:ruby-text></text:ruby> ， <text:ruby text:style-name="Ru1"><text:ruby-base>大</text:ruby-base><text:ruby-text>tāi</text:ruby-text></text:ruby> <text:ruby text:style-name="Ru1"><text:ruby-base>塊</text:ruby-base><text:ruby-text>khoài</text:ruby-text></text:ruby> <text:ruby text:style-name="Ru1"><text:ruby-base>假</text:ruby-base><text:ruby-text>ká</text:ruby-text></text:ruby> <text:ruby text:style-name="Ru1"><text:ruby-base>我</text:ruby-base><text:ruby-text>ngó͘</text:ruby-text></text:ruby> <text:ruby text:style-name="Ru1"><text:ruby-base>以</text:ruby-base><text:ruby-text>í</text:ruby-text></text:ruby> <text:ruby text:style-name="Ru1"><text:ruby-base>文</text:ruby-base><text:ruby-text>bûn</text:ruby-text></text:ruby> <text:ruby text:style-name="Ru1"><text:ruby-base>章</text:ruby-base><text:ruby-text>chiong</text:ruby-text></text:ruby> 。 <text:ruby text:style-name="Ru1"><text:ruby-base>會</text:ruby-base><text:ruby-text>hōe</text:ruby-text></text:ruby> <text:ruby text:style-name="Ru1"><text:ruby-base>桃</text:ruby-base><text:ruby-text>thô</text:ruby-text></text:ruby> <text:ruby text:style-name="Ru1"><text:ruby-base>花</text:ruby-base><text:ruby-text>hoa</text:ruby-text></text:ruby> <text:ruby text:style-name="Ru1"><text:ruby-base>之</text:ruby-base><text:ruby-text>chi</text:ruby-text></text:ruby> <text:ruby text:style-name="Ru1"><text:ruby-base>芳</text:ruby-base><text:ruby-text>hong</text:ruby-text></text:ruby> <text:ruby text:style-name="Ru1"><text:ruby-base>園</text:ruby-base><text:ruby-text>oân</text:ruby-text></text:ruby> ， <text:ruby text:style-name="Ru1"><text:ruby-base>序</text:ruby-base><text:ruby-text>sū</text:ruby-text></text:ruby> <text:ruby text:style-name="Ru1"><text:ruby-base>天</text:ruby-base><text:ruby-text>thian</text:ruby-text></text:ruby> <text:ruby text:style-name="Ru1"><text:ruby-base>倫</text:ruby-base><text:ruby-text>lûn</text:ruby-text></text:ruby> <text:ruby text:style-name="Ru1"><text:ruby-base>之</text:ruby-base><text:ruby-text>chi</text:ruby-text></text:ruby> <text:ruby text:style-name="Ru1"><text:ruby-base>樂</text:ruby-base><text:ruby-text>lo̍k</text:ruby-text></text:ruby> <text:ruby text:style-name="Ru1"><text:ruby-base>事</text:ruby-base><text:ruby-text>sū</text:ruby-text></text:ruby> 。 <text:ruby text:style-name="Ru1"><text:ruby-base>羣</text:ruby-base><text:ruby-text>kûn</text:ruby-text></text:ruby> <text:ruby text:style-name="Ru1"><text:ruby-base>季</text:ruby-base><text:ruby-text>kùi</text:ruby-text></text:ruby> <text:ruby text:style-name="Ru1"><text:ruby-base>俊</text:ruby-base><text:ruby-text>chùn</text:ruby-text></text:ruby> <text:ruby text:style-name="Ru1"><text:ruby-base>秀</text:ruby-base><text:ruby-text>siù</text:ruby-text></text:ruby> ， <text:ruby text:style-name="Ru1"><text:ruby-base>皆</text:ruby-base><text:ruby-text>kai</text:ruby-text></text:ruby> <text:ruby text:style-name="Ru1"><text:ruby-base>爲</text:ruby-base><text:ruby-text>ūi</text:ruby-text></text:ruby> <text:ruby text:style-name="Ru1"><text:ruby-base>惠</text:ruby-base><text:ruby-text>hūi</text:ruby-text></text:ruby> <text:ruby text:style-name="Ru1"><text:ruby-base>連</text:ruby-base><text:ruby-text>liân</text:ruby-text></text:ruby> ； <text:ruby text:style-name="Ru1"><text:ruby-base>吾</text:ruby-base><text:ruby-text>ngô͘</text:ruby-text></text:ruby> <text:ruby text:style-name="Ru1"><text:ruby-base>人</text:ruby-base><text:ruby-text>jîn</text:ruby-text></text:ruby> <text:ruby text:style-name="Ru1"><text:ruby-base>詠</text:ruby-base><text:ruby-text>ēng</text:ruby-text></text:ruby> <text:ruby text:style-name="Ru1"><text:ruby-base>歌</text:ruby-base><text:ruby-text>ko</text:ruby-text></text:ruby> ， <text:ruby text:style-name="Ru1"><text:ruby-base>獨</text:ruby-base><text:ruby-text>to̍k</text:ruby-text></text:ruby> <text:ruby text:style-name="Ru1"><text:ruby-base>慚</text:ruby-base><text:ruby-text>chhâm</text:ruby-text></text:ruby> <text:ruby text:style-name="Ru1"><text:ruby-base>康</text:ruby-base><text:ruby-text>khong</text:ruby-text></text:ruby> <text:ruby text:style-name="Ru1"><text:ruby-base>樂</text:ruby-base><text:ruby-text>lo̍k</text:ruby-text></text:ruby> 。 <text:ruby text:style-name="Ru1"><text:ruby-base>幽</text:ruby-base><text:ruby-text>iu</text:ruby-text></text:ruby> <text:ruby text:style-name="Ru1"><text:ruby-base>賞</text:ruby-base><text:ruby-text>sióng</text:ruby-text></text:ruby> <text:ruby text:style-name="Ru1"><text:ruby-base>未</text:ruby-base><text:ruby-text>bī</text:ruby-text></text:ruby> <text:ruby text:style-name="Ru1"><text:ruby-base>已</text:ruby-base><text:ruby-text>í</text:ruby-text></text:ruby> ， <text:soft-page-break/><text:ruby text:style-name="Ru1"><text:ruby-base>高</text:ruby-base><text:ruby-text>ko</text:ruby-text></text:ruby> <text:ruby text:style-name="Ru1"><text:ruby-base>談</text:ruby-base><text:ruby-text>tâm</text:ruby-text></text:ruby> <text:ruby text:style-name="Ru1"><text:ruby-base>轉</text:ruby-base><text:ruby-text>choán</text:ruby-text></text:ruby> <text:ruby text:style-name="Ru1"><text:ruby-base>清</text:ruby-base><text:ruby-text>chheng</text:ruby-text></text:ruby> 。 <text:ruby text:style-name="Ru1"><text:ruby-base>開</text:ruby-base><text:ruby-text>khai</text:ruby-text></text:ruby> <text:ruby text:style-name="Ru1"><text:ruby-base>瓊</text:ruby-base><text:ruby-text>khiông</text:ruby-text></text:ruby> <text:ruby text:style-name="Ru1"><text:ruby-base>筵</text:ruby-base><text:ruby-text>iân</text:ruby-text></text:ruby> <text:ruby text:style-name="Ru1"><text:ruby-base>以</text:ruby-base><text:ruby-text>í</text:ruby-text></text:ruby> <text:ruby text:style-name="Ru1"><text:ruby-base>坐</text:ruby-base><text:ruby-text>chō</text:ruby-text></text:ruby> <text:ruby text:style-name="Ru1"><text:ruby-base>花</text:ruby-base><text:ruby-text>hoa</text:ruby-text></text:ruby> ， <text:ruby text:style-name="Ru1"><text:ruby-base>飛</text:ruby-base><text:ruby-text>hui</text:ruby-text></text:ruby> <text:ruby text:style-name="Ru1"><text:ruby-base>羽</text:ruby-base><text:ruby-text>ú</text:ruby-text></text:ruby> <text:ruby text:style-name="Ru1"><text:ruby-base>觴</text:ruby-base><text:ruby-text>siong</text:ruby-text></text:ruby> <text:ruby text:style-name="Ru1"><text:ruby-base>而</text:ruby-base><text:ruby-text>jî</text:ruby-text></text:ruby> <text:ruby text:style-name="Ru1"><text:ruby-base>醉</text:ruby-base><text:ruby-text>chùi</text:ruby-text></text:ruby> <text:ruby text:style-name="Ru1"><text:ruby-base>月</text:ruby-base><text:ruby-text>goa̍t</text:ruby-text></text:ruby> 。 <text:ruby text:style-name="Ru1"><text:ruby-base>不</text:ruby-base><text:ruby-text>put</text:ruby-text></text:ruby> <text:ruby text:style-name="Ru1"><text:ruby-base>有</text:ruby-base><text:ruby-text>iú</text:ruby-text></text:ruby> <text:ruby text:style-name="Ru1"><text:ruby-base>佳</text:ruby-base><text:ruby-text>ka</text:ruby-text></text:ruby> <text:ruby text:style-name="Ru1"><text:ruby-base>詠</text:ruby-base><text:ruby-text>ēng</text:ruby-text></text:ruby> ， <text:ruby text:style-name="Ru1"><text:ruby-base>何</text:ruby-base><text:ruby-text>hô</text:ruby-text></text:ruby> <text:ruby text:style-name="Ru1"><text:ruby-base>伸</text:ruby-base><text:ruby-text>sin</text:ruby-text></text:ruby> <text:ruby text:style-name="Ru1"><text:ruby-base>雅</text:ruby-base><text:ruby-text>ngá</text:ruby-text></text:ruby> <text:ruby text:style-name="Ru1"><text:ruby-base>懷</text:ruby-base><text:ruby-text>hoâi</text:ruby-text></text:ruby> ？ <text:ruby text:style-name="Ru1"><text:ruby-base>如</text:ruby-base><text:ruby-text>jû</text:ruby-text></text:ruby> <text:ruby text:style-name="Ru1"><text:ruby-base>詩</text:ruby-base><text:ruby-text>si</text:ruby-text></text:ruby> <text:ruby text:style-name="Ru1"><text:ruby-base>不</text:ruby-base><text:ruby-text>put</text:ruby-text></text:ruby> <text:ruby text:style-name="Ru1"><text:ruby-base>成</text:ruby-base><text:ruby-text>sêng</text:ruby-text></text:ruby> ， <text:ruby text:style-name="Ru1"><text:ruby-base>罰</text:ruby-base><text:ruby-text>hoa̍t</text:ruby-text></text:ruby> <text:ruby text:style-name="Ru1"><text:ruby-base>依</text:ruby-base><text:ruby-text>i</text:ruby-text></text:ruby> <text:ruby text:style-name="Ru1"><text:ruby-base>金</text:ruby-base><text:ruby-text>kim</text:ruby-text></text:ruby> <text:ruby text:style-name="Ru1"><text:ruby-base>谷</text:ruby-base><text:ruby-text>kok</text:ruby-text></text:ruby> <text:ruby text:style-name="Ru1"><text:ruby-base>酒</text:ruby-base><text:ruby-text>chiú</text:ruby-text></text:ruby> <text:ruby text:style-name="Ru1"><text:ruby-base>數</text:ruby-base><text:ruby-text>sò͘</text:ruby-text></text:ruby> 。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PT Mono" svg:font-family="'PT Mono'" style:font-adornments="標準" style:font-pitch="fixed"/>
    <style:font-face style:name="华文宋体" svg:font-family="华文宋体" style:font-family-generic="system" style:font-pitch="variable"/>
    <style:font-face style:name="宋體-繁" svg:font-family="宋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魏碑-繁1" svg:font-family="魏碑-繁" style:font-adornments="粗體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cm" fo:margin-bottom="0.3cm" style:contextual-spacing="false" fo:line-height="115%" style:register-true="true" style:page-number="auto"/>
      <style:text-properties style:font-name="Liberation Serif:dlig" fo:font-family="'Liberation Serif:dlig'" style:font-style-name="標準" style:font-family-generic="roman" style:font-pitch="variable" fo:font-size="48pt" fo:letter-spacing="0.847cm" style:letter-kerning="false" style:font-name-asian="翩翩體-繁" style:font-family-asian="翩翩體-繁" style:font-style-name-asian="標準" style:font-pitch-asian="variable" style:font-size-asian="48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line-height="100%" fo:text-align="start" style:justify-single-word="false" fo:orphans="0" fo:widows="0" style:register-true="false" style:page-number="auto" style:text-autospace="none" style:punctuation-wrap="simple" style:line-break="normal" style:snap-to-layout-grid="false"/>
      <style:text-properties fo:font-size="48pt" fo:letter-spacing="normal" style:font-name-asian="魏碑-繁" style:font-family-asian="魏碑-繁" style:font-style-name-asian="標準" style:font-pitch-asian="variable" style:font-size-asian="48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margin-top="0.42cm" fo:margin-bottom="0.499cm" style:contextual-spacing="false" fo:text-align="center" style:justify-single-word="false"/>
      <style:text-properties fo:font-size="48pt" fo:letter-spacing="normal" fo:font-weight="normal" style:font-name-asian="魏碑-繁1" style:font-family-asian="魏碑-繁" style:font-style-name-asian="粗體" style:font-pitch-asian="variable" style:font-size-asian="48pt" style:font-weight-asian="normal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25cm" style:type="center"/>
          <style:tab-stop style:position="26.501cm" style:type="right"/>
        </style:tab-stops>
      </style:paragraph-properties>
      <style:text-properties fo:font-size="10.5pt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fc1300" loext:opacity="100%" style:font-name="PT Mono" fo:font-family="'PT Mono'" style:font-style-name="標準" style:font-pitch="fixed" fo:font-size="16pt" style:text-underline-style="none" style:letter-kerning="false" fo:background-color="transparent" style:font-name-asian="宋體-繁" style:font-family-asian="宋體-繁" style:font-style-name-asian="標準" style:font-pitch-asian="variable" style:font-size-asian="16pt" style:font-size-complex="6pt" style:text-emphasiz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bottom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1cm" fo:margin-bottom="0.499cm" fo:margin-left="1.799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影像1" text:anchor-type="char" svg:width="29.649cm" svg:height="14.824cm" draw:z-index="0"><draw:image xlink:href="Pictures/1000000000000FA0000007D06627594CC19AAC07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7H47M46S</meta:editing-duration>
    <meta:editing-cycles>49</meta:editing-cycles>
    <meta:generator>LibreOffice/7.2.5.2$MacOSX_X86_64 LibreOffice_project/499f9727c189e6ef3471021d6132d4c694f357e5</meta:generator>
    <dc:title>我的草稿</dc:title>
    <dc:date>2022-04-02T11:52:09.626597123</dc:date>
    <meta:document-statistic meta:table-count="0" meta:image-count="1" meta:object-count="0" meta:page-count="3" meta:paragraph-count="2" meta:word-count="152" meta:character-count="303" meta:non-whitespace-character-count="152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